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UビューEnexus" svg:font-family="UビューEnexus" style:font-adornments="E" style:font-pitch="variable"/>
    <style:font-face style:name="UビューEnexus1" svg:font-family="UビューEnexus" style:font-adornments="標準" style:font-pitch="variable"/>
  </office:font-face-decls>
  <office:automatic-styles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fo:font-size="36pt" officeooo:rsid="0005c7ac" officeooo:paragraph-rsid="0005c7ac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  <style:text-properties officeooo:rsid="0004a707" officeooo:paragraph-rsid="0004a707"/>
    </style:style>
    <style:style style:name="P6" style:family="paragraph" style:parent-style-name="Text_20_body">
      <style:text-properties officeooo:paragraph-rsid="0004a707"/>
    </style:style>
    <style:style style:name="P7" style:family="paragraph" style:parent-style-name="Heading_20_1">
      <style:paragraph-properties fo:break-before="page"/>
    </style:style>
    <style:style style:name="T1" style:family="text">
      <style:text-properties officeooo:rsid="0004a707"/>
    </style:style>
    <style:style style:name="T2" style:family="text">
      <style:text-properties officeooo:rsid="0005c7a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VDP Command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</text:index-body>
      </text:table-of-content>
      <text:p text:style-name="P1"/>
      <text:h text:style-name="P5" text:outline-level="1">1. はじめに</text:h>
      <text:p text:style-name="P6"><text:s/>本書は、<text:span text:style-name="T1">V9968プロセッサで利用可能な </text:span><text:span text:style-name="T2">VDPコマンドについて説明する。</text:span></text:p>
      <text:p text:style-name="P6"/>
      <text:p text:style-name="P6"/>
      <text:h text:style-name="P7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UビューEnexus" svg:font-family="UビューEnexus" style:font-adornments="E" style:font-pitch="variable"/>
    <style:font-face style:name="UビューEnexus1" svg:font-family="UビューEnexus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ビューEnexus" fo:font-family="UビューEnexus" style:font-style-name="E" style:font-pitch="variable" style:font-name-asian="UビューEnexus1" style:font-family-asian="UビューEnexus" style:font-style-name-asian="標準" style:font-pitch-asian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09-07T23:09:42.162898500</dc:date>
    <meta:editing-duration>PT18M10S</meta:editing-duration>
    <meta:editing-cycles>2</meta:editing-cycles>
    <meta:generator>LibreOffice/25.2.3.1$Windows_X86_64 LibreOffice_project/d8d1af5f77df955194e52baabe19324532ac8e8b</meta:generator>
    <meta:document-statistic meta:table-count="0" meta:image-count="0" meta:object-count="0" meta:page-count="4" meta:paragraph-count="7" meta:word-count="46" meta:character-count="109" meta:non-whitespace-character-count="101"/>
  </office:meta>
</office:document-meta>
</file>